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5cm" fo:min-width="6.8cm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6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dash" draw:stroke-dash="Fine_20_Dashed" svg:stroke-color="#000000" draw:auto-grow-height="false" fo:min-height="15.75cm" fo:min-width="27.2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text-underline-style="none" fo:font-weight="normal" style:font-size-asian="18pt" style:font-weight-asian="normal" style:font-size-complex="18pt" style:font-weight-complex="normal"/>
    </style:style>
    <style:style style:name="P3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paragraph-properties fo:text-align="center"/>
      <style:text-properties fo:font-size="1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>
      <style:paragraph-properties fo:text-align="center"/>
      <style:text-properties fo:color="#000000" fo:font-size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2pt" style:text-underline-style="none" fo:font-weight="normal" style:font-size-asian="18pt" style:font-weight-asian="normal" style:font-size-complex="18pt" style:font-weight-complex="normal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letter-kerning="true" style:font-name-asian="Noto Sans CJK SC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7.3cm" svg:height="2.7cm" svg:x="1.901cm" svg:y="1.801cm">
          <text:p text:style-name="P1"><text:span text:style-name="T1">Inicialización</text:span></text:p>
          <text:p text:style-name="P1"><text:span text:style-name="T2">Se elige aleatoriamente la</text:span></text:p>
          <text:p text:style-name="P1"><text:span text:style-name="T2">localización de los 4 centroides.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" draw:id="id2" draw:layer="layout" svg:width="7.3cm" svg:height="2.7cm" svg:x="10.901cm" svg:y="1.801cm">
          <text:p text:style-name="P3"><text:span text:style-name="T1">Asignación</text:span></text:p>
          <text:p text:style-name="P3"><text:span text:style-name="T2">Se asigna a cada dato el centroide</text:span></text:p>
          <text:p text:style-name="P3"><text:span text:style-name="T2">más cercano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7.3cm" svg:height="4cm" svg:x="20.101cm" svg:y="1.801cm">
          <text:p text:style-name="P5"><text:span text:style-name="T3">Actualización</text:span></text:p>
          <text:p text:style-name="P5"><text:span text:style-name="T4"><text:s/></text:span><text:span text:style-name="T4">Se actualiza la posición del centroide </text:span></text:p>
          <text:p text:style-name="P5"><text:span text:style-name="T4">a la media aritmética de </text:span></text:p>
          <text:p text:style-name="P5"><text:span text:style-name="T4">las posiciones de los datos </text:span></text:p>
          <text:p text:style-name="P5"><text:span text:style-name="T4">asignados al grupo.</text:span></text:p>
          <text:p text:style-name="P5"><text:span text:style-name="T4"/></text:p>
          <text:p text:style-name="P5"><text:span text:style-name="T4">[Output] Means fina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7.3cm" svg:height="2.7cm" svg:x="20.101cm" svg:y="9.001cm">
          <text:p text:style-name="P1"><text:span text:style-name="T2">Una vez que ya no hay cambios </text:span></text:p>
          <text:p text:style-name="P1"><text:span text:style-name="T2">entre la actualización y asignación. </text:span></text:p>
          <text:p text:style-name="P1"><text:span text:style-name="T2">Se determina la distancia euclidiana </text:span></text:p>
          <text:p text:style-name="P1"><text:span text:style-name="T2">de cada pieza ferretería con respecto </text:span></text:p>
          <text:p text:style-name="P1"><text:span text:style-name="T2">a la pieza a evaluar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7.3cm" svg:height="2.7cm" svg:x="11.101cm" svg:y="9.001cm">
          <text:p text:style-name="P1"><text:span text:style-name="T2">Se determina la menor distancia</text:span></text:p>
          <text:p text:style-name="P1"><text:span text:style-name="T2">y se determina la predicción para </text:span></text:p>
          <text:p text:style-name="P1"><text:span text:style-name="T2">Kmeans.</text:span></text:p>
          <text:p text:style-name="P1"><text:span text:style-name="T2"/></text:p>
          <text:p text:style-name="P1"><text:span text:style-name="T2">[Output] Predicción 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" svg:x1="9.201cm" svg:y1="3.151cm" svg:x2="10.901cm" svg:y2="3.151cm" draw:start-shape="id1" draw:start-glue-point="1" draw:end-shape="id2" draw:end-glue-point="3" svg:d="M9201 3151h1700" svg:viewBox="0 0 1701 1">
          <text:p/>
        </draw:connector>
        <draw:connector draw:style-name="gr3" draw:text-style-name="P6" draw:layer="layout" svg:x1="18.201cm" svg:y1="3.151cm" svg:x2="20.101cm" svg:y2="3.801cm" draw:start-shape="id2" draw:start-glue-point="1" draw:end-shape="id3" draw:end-glue-point="3" svg:d="M18201 3151h950v650h950" svg:viewBox="0 0 1901 651">
          <text:p/>
        </draw:connector>
        <draw:connector draw:style-name="gr3" draw:text-style-name="P6" draw:layer="layout" draw:type="line" svg:x1="23.751cm" svg:y1="5.801cm" svg:x2="23.751cm" svg:y2="9.001cm" draw:start-shape="id3" draw:start-glue-point="2" draw:end-shape="id4" draw:end-glue-point="0" svg:d="M23751 5801v3200" svg:viewBox="0 0 1 3201">
          <text:p/>
        </draw:connector>
        <draw:connector draw:style-name="gr3" draw:text-style-name="P6" draw:layer="layout" draw:type="line" svg:x1="20.101cm" svg:y1="10.351cm" svg:x2="18.401cm" svg:y2="10.351cm" draw:start-shape="id4" draw:start-glue-point="3" draw:end-shape="id5" draw:end-glue-point="1" svg:d="M20101 10351h-1700" svg:viewBox="0 0 1701 1">
          <text:p/>
        </draw:connector>
        <draw:frame draw:style-name="gr4" draw:text-style-name="P7" draw:layer="layout" svg:width="3.8cm" svg:height="1cm" svg:x="1.201cm" svg:y="0.001cm">
          <draw:text-box>
            <text:p>KMeans</text:p>
          </draw:text-box>
        </draw:frame>
        <draw:custom-shape draw:style-name="gr5" draw:layer="layout" svg:width="27.7cm" svg:height="15.999cm" svg:x="1.001cm" svg:y="1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3" draw:text-style-name="P6" draw:layer="layout" draw:type="curve" svg:x1="23.751cm" svg:y1="5.801cm" svg:x2="14.551cm" svg:y2="4.501cm" draw:start-shape="id3" draw:start-glue-point="2" draw:end-shape="id2" svg:d="M23751 5801c0 751-9200 1401-9200-1300" svg:viewBox="0 0 9201 1957">
          <text:p/>
        </draw:connector>
        <draw:custom-shape draw:style-name="gr1" draw:text-style-name="P2" xml:id="id6" draw:id="id6" draw:layer="layout" svg:width="7.3cm" svg:height="2.7cm" svg:x="20.101cm" svg:y="13.901cm">
          <text:p text:style-name="P1"><text:span text:style-name="T2">[Input] Elemento a evaluar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" svg:x1="23.751cm" svg:y1="13.901cm" svg:x2="23.751cm" svg:y2="11.701cm" draw:start-shape="id6" draw:start-glue-point="0" draw:end-shape="id4" draw:end-glue-point="2" svg:d="M23751 13901v-2200" svg:viewBox="0 0 1 2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A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Contenido_20_del_20_marco" style:display-name="Contenido del marco" style:family="graphic">
      <style:paragraph-properties style:text-autospace="none"/>
    </style:style>
    <style:style style:name="Pie_20_de_20_página" style:display-name="Pie de pá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lustració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Contenido_20_de_20_la_20_tabla" style:display-name="Contenido de la tabla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Lohit Devanagari" style:font-family-asian="'Lohit Devanagari'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</office:styles>
  <office:automatic-styles>
    <style:page-layout style:name="PM0">
      <style:page-layout-properties fo:margin-top="1cm" fo:margin-bottom="1cm" fo:margin-left="1cm" fo:margin-right="1cm" fo:page-width="29.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6:21:24.581568814</meta:creation-date>
    <dc:date>2020-06-04T16:31:53.764841815</dc:date>
    <meta:editing-duration>PT10M29S</meta:editing-duration>
    <meta:editing-cycles>1</meta:editing-cycles>
    <meta:document-statistic meta:object-count="14"/>
    <meta:generator>LibreOffice/6.0.7.3$Linux_X86_64 LibreOffice_project/00m0$Build-3</meta:generator>
  </office:meta>
</office:document-meta>
</file>